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Cantarell" svg:font-family="Cantarell" style:font-family-generic="system" style:font-pitch="variable"/>
    <style:font-face style:name="Droid Sans Arabic" svg:font-family="Droid Sans Arabic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Textbody" style:family="paragraph">
      <style:text-properties fo:font-size="3pt" style:font-size-asian="3pt" style:font-size-complex="3pt"/>
    </style:style>
    <style:style style:name="P3" style:parent-style-name="Textbody" style:family="paragraph">
      <style:text-properties fo:font-size="1pt" style:font-size-asian="1pt" style:font-size-complex="1pt"/>
    </style:style>
    <style:style style:name="P4" style:parent-style-name="Textbody" style:family="paragraph">
      <style:text-properties fo:font-size="1pt" style:font-size-asian="1pt" style:font-size-complex="1pt"/>
    </style:style>
    <style:style style:name="P5" style:parent-style-name="Textbody" style:family="paragraph">
      <style:text-properties fo:font-size="4pt" style:font-size-asian="4pt" style:font-size-complex="4pt"/>
    </style:style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>
      <style:paragraph-properties fo:margin-left="0.5in">
        <style:tab-stops/>
      </style:paragraph-properties>
      <style:text-properties fo:font-size="1pt" style:font-size-asian="1pt" style:font-size-complex="1pt"/>
    </style:style>
    <style:style style:name="P11" style:parent-style-name="Textbody" style:family="paragraph">
      <style:text-properties fo:font-size="4pt" style:font-size-asian="4pt" style:font-size-complex="4pt"/>
    </style:style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>
      <style:paragraph-properties fo:margin-left="0.5in">
        <style:tab-stops/>
      </style:paragraph-properties>
      <style:text-properties fo:font-size="1pt" style:font-size-asian="1pt" style:font-size-complex="1pt"/>
    </style:style>
    <style:style style:name="P17" style:parent-style-name="Textbody" style:family="paragraph">
      <style:text-properties fo:font-size="4pt" style:font-size-asian="4pt" style:font-size-complex="4pt"/>
    </style:style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</office:automatic-styles>
  <office:body>
    <office:text text:use-soft-page-breaks="true">
      <text:h text:style-name="P1" text:outline-level="1">Alibaba Performance Testing</text:h>
      <text:p text:style-name="P2"/>
      <text:h text:style-name="Heading2" text:outline-level="2">1. Introduction</text:h>
      <text:p text:style-name="P3"/>
      <text:p text:style-name="Textbody"><text:s text:c="12"/>The purpose of this document is to organize and write down all the tests that we want to be executed on the Alibaba.com website. In order<text:s/>to have a conclusion about wether the performance of Alibaba.com website is good or not, we need to compare it to another similar website. For that reason we will compare it with Amazon.de.</text:p>
      <text:p text:style-name="P4"/>
      <text:h text:style-name="Heading2" text:outline-level="2">2. Home Page Performance Testing</text:h>
      <text:p text:style-name="P5"/>
      <text:list text:style-name="LFO1" text:continue-numbering="true">
        <text:list-item>
          <text:p text:style-name="P6">Load Alibaba.com home page with<text:s/>1 user vs load Amazon.de home page with 1 user.</text:p>
        </text:list-item>
        <text:list-item>
          <text:p text:style-name="P7">Load Alibaba.com home page with 10 users simultaneously vs load Amazon.de home page with 10 users simultaneously.</text:p>
        </text:list-item>
        <text:list-item>
          <text:p text:style-name="P8">Load Alibaba.com home page with 100 users simultaneously vs load Amazon.de home page with 100<text:s/>users simultaneously.</text:p>
        </text:list-item>
        <text:list-item>
          <text:p text:style-name="P9">Load Alibaba.com home page with 1000 users simultaneously vs load Amazon.de home page with 1000 users simultaneously.</text:p>
        </text:list-item>
      </text:list>
      <text:p text:style-name="P10"/>
      <text:h text:style-name="Heading2" text:outline-level="2">3. Search Term Performance Testing</text:h>
      <text:p text:style-name="P11"/>
      <text:list text:style-name="LFO2" text:continue-numbering="true">
        <text:list-item>
          <text:p text:style-name="P12">Search term “table” with 1 user in Alibaba.com vs search term “table” with 1 user<text:s/>in Amazon.de.</text:p>
        </text:list-item>
        <text:list-item>
          <text:p text:style-name="P13">Search term “table” with 10 users simultaneously in Alibaba.com vs search term “table” with 10 users in Amazon.de.</text:p>
        </text:list-item>
        <text:list-item>
          <text:p text:style-name="P14">Search term “table” with 100 users <text:s/>simultaneously in Alibaba.com vs search term “table” with 100 users simultaneously in Amazon.de.</text:p>
        </text:list-item>
        <text:list-item>
          <text:p text:style-name="P15">Search term “table” with 1000 users <text:s/>simultaneously in Alibaba.com vs search term “table” with 1000 users simultaneously in Amazon.de</text:p>
        </text:list-item>
      </text:list>
      <text:p text:style-name="P16"/>
      <text:h text:style-name="Heading2" text:outline-level="2">2. Login Performance Testing</text:h>
      <text:p text:style-name="P17"/>
      <text:list text:style-name="LFO3" text:continue-numbering="true">
        <text:list-item>
          <text:p text:style-name="P18">Testing Alibaba.com login with 1 user vs testing Amazon.de login with 1 user.</text:p>
        </text:list-item>
        <text:list-item>
          <text:p text:style-name="P19">Testing<text:s/>Alibaba.com login with 10 users simultaneously vs testing Amazon.de login with 10 users simultaneously.</text:p>
        </text:list-item>
        <text:list-item>
          <text:p text:style-name="P20">Testing Alibaba.com login with 100 users simultaneously vs testing Amazon.de login with 100 users simultaneously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Cantarell" svg:font-family="Cantarell" style:font-family-generic="system" style:font-pitch="variable"/>
    <style:font-face style:name="Droid Sans Arabic" svg:font-family="Droid Sans Arabic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Cantarell" style:font-name-complex="Droid Sans Arabi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Droid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ck</meta:initial-creator>
    <dc:creator>Nick</dc:creator>
    <meta:creation-date>2021-09-08T10:43:00Z</meta:creation-date>
    <dc:date>2021-09-08T10:46:00Z</dc:date>
    <meta:print-date>2021-09-08T10:44:00Z</meta:print-date>
    <meta:template xlink:href="Normal" xlink:type="simple"/>
    <meta:editing-cycles>6</meta:editing-cycles>
    <meta:editing-duration>PT2700S</meta:editing-duration>
    <meta:document-statistic meta:page-count="1" meta:paragraph-count="3" meta:word-count="253" meta:character-count="1696" meta:row-count="12" meta:non-whitespace-character-count="1446"/>
  </office:meta>
</office:document-meta>
</file>